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ssianStemmer.r_adjectival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RussianStemmer.r_adjecti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ussianStemmer.stem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RussianStemmer.r_tidy_up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ussianStemmer.copy_from( Russian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ssianStemmer.r_mark_regions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RussianStemmer.r_reflexi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3">
            <text:p text:style-name="Table_20_Contents">8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ussian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ssianStemmer.r_no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ussianStemmer.r_derivationa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ussianStemmer.r_perfective_gerun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ussianStemmer.r_verb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